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K_5YkIccEeOBIufmjdxOvA.png"/>
  <manifest:file-entry manifest:media-type="image/.png" manifest:full-path="Pictures/_LCbvMIccEeOBIufmjdxOvA.png"/>
  <manifest:file-entry manifest:media-type="image/.png" manifest:full-path="Pictures/_LCSlQIccEeOBIufmjdxOvA.png"/>
  <manifest:file-entry manifest:media-type="image/.png" manifest:full-path="Pictures/_LCuqIIccEeOBIufmjdxOvA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6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18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font-weight="normal" style:font-weight-asian="normal" style:font-weight-complex="normal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Diagramme de contexte et acteurs</text:h>
      <text:p text:style-name="Standard"/>
      <text:h text:outline-level="3" text:style-name="P18">Diagramme de contexte (spécification périmètre applicatif) :</text:h>
      <text:p text:style-name="P13"/>
      <text:p text:style-name="P11"/>
      <text:p text:style-name="P12"><text:span text:style-name="T5"/><text:span text:style-name="T5"><draw:frame draw:name="Cadre2" draw:style-name="fr1" draw:z-index="2" svg:height="6.008534482758621cm" svg:width="16.595cm" text:anchor-type="as-char"><draw:text-box fo:min-height="1.457cm" svg:height="1.457cm"><draw:frame style:rel-height="scale" style:rel-width="100%" svg:height="6.008534482758621cm" svg:width="16.595cm" text:anchor-type="frame"><draw:image xlink:actuate="onLoad" xlink:href="Pictures/_K_5YkIccEeOBIufmjdxOvA.png" xlink:show="embed" xlink:type="simple"/></draw:frame><text:p text:style-name="Frame_20_contents"/></draw:text-box></draw:frame></text:span><text:span text:style-name="T5"/></text:p>
      <text:p text:style-name="P8"/>
      <text:p text:style-name="P13"/>
      <text:p text:style-name="P8">
</text:p>
      <text:p text:style-name="P2"><text:span text:style-name="T4"/></text:p>
      <text:h text:outline-level="2" text:style-name="Heading_20_2">Cas d'utilisation avec scénarios et activités</text:h>
      <text:p text:style-name="P14">"<text:span text:style-name="T10">Use Case</text:span>" : <text:span text:style-name="T10">objectif</text:span> (ou 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/>
      <text:p text:style-name="P11"/>
      <text:p text:style-name="P12"><text:span text:style-name="T5"/><text:span text:style-name="T5"><draw:frame draw:name="Cadre1" draw:style-name="fr1" draw:z-index="0" svg:height="11.230959595959595cm" svg:width="16.595cm" text:anchor-type="as-char"><draw:text-box fo:min-height="1.457cm" svg:height="1.457cm"><draw:frame style:rel-height="scale" style:rel-width="100%" svg:height="11.230959595959595cm" svg:width="16.595cm" text:anchor-type="frame"><draw:image xlink:actuate="onLoad" xlink:href="Pictures/_LCSlQIccEeOBIufmjdxOvA.png" xlink:show="embed" xlink:type="simple"/></draw:frame><text:p text:style-name="Frame_20_contents"/></draw:text-box></draw:frame></text:span><text:span text:style-name="T5"/></text:p>
      <text:p text:style-name="P8"/>
      <text:p text:style-name="P13"/>
      <text:h text:outline-level="3" text:style-name="Heading_20_3"><text:soft-page-break/>U.C. "lancer réappovisionnement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gerer_stock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preparer command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payer commande"</text:h>
      <text:p text:style-name="Standard"/>
      <text:p text:style-name="P17"/>
      <text:p text:style-name="P7"/>
      <text:p text:style-name="P11"/>
      <text:p text:style-name="P10"><text:span text:style-name="T8"/><text:span text:style-name="T8"><draw:frame draw:name="Cadre3" draw:style-name="fr1" draw:z-index="1" svg:height="13.83510193133047cm" svg:width="16.595cm" text:anchor-type="as-char"><draw:text-box fo:min-height="1.457cm" svg:height="1.457cm"><draw:frame style:rel-height="scale" style:rel-width="100%" svg:height="13.83510193133047cm" svg:width="16.595cm" text:anchor-type="frame"><draw:image xlink:actuate="onLoad" xlink:href="Pictures/_LCbvMIccEeOBIufmjdxOvA.png" xlink:show="embed" xlink:type="simple"/></draw:frame><text:p text:style-name="Frame_20_contents"/></draw:text-box></draw:frame></text:span><text:span text:style-name="T8"/></text:p>
      <text:p text:style-name="P9"/>
      <text:p text:style-name="P15"><text:span text:style-name="T3"/></text:p>
      <text:h text:outline-level="3" text:style-name="Heading_20_3"><text:soft-page-break/>U.C. "suivre command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preparer factur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confirmer et passer command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renseigner infos client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lancer_expedition"</text:h>
      <text:p text:style-name="Standard"/>
      <text:p text:style-name="P17"/>
      <text:p text:style-name="P7"/>
      <text:p text:style-name="P11"/>
      <text:p text:style-name="P10"><text:span text:style-name="T8"/><text:span text:style-name="T8"><draw:frame draw:name="Cadre3" draw:style-name="fr1" draw:z-index="1" svg:height="14.586329185520361cm" svg:width="16.595cm" text:anchor-type="as-char"><draw:text-box fo:min-height="1.457cm" svg:height="1.457cm"><draw:frame style:rel-height="scale" style:rel-width="100%" svg:height="14.586329185520361cm" svg:width="16.595cm" text:anchor-type="frame"><draw:image xlink:actuate="onLoad" xlink:href="Pictures/_LCuqIIccEeOBIufmjdxOvA.png" xlink:show="embed" xlink:type="simple"/></draw:frame><text:p text:style-name="Frame_20_contents"/></draw:text-box></draw:frame></text:span><text:span text:style-name="T8"/></text:p>
      <text:p text:style-name="P9"/>
      <text:p text:style-name="P15"><text:span text:style-name="T3"/></text:p>
      <text:h text:outline-level="3" text:style-name="Heading_20_3"><text:soft-page-break/>U.C. "selectionner produits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finaliser commande payee"</text:h>
      <text:p text:style-name="Standard"/>
      <text:p text:style-name="P17"/>
      <text:p text:style-name="P7"/>
      <text:p text:style-name="P15"><text:span text:style-name="T3"/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26:31.13</dc:date>
    <dc:language>fr-FR</dc:language>
    <meta:editing-cycles>122</meta:editing-cycles>
    <meta:editing-duration>PT5H57M27S</meta:editing-duration>
    <meta:document-statistic meta:table-count="0" meta:image-count="0" meta:object-count="0" meta:page-count="2" meta:paragraph-count="40" meta:word-count="155" meta:character-count="1782" meta:non-whitespace-character-count="1661"/>
    <meta:user-defined meta:name="Info 1"/>
    <meta:user-defined meta:name="Info 2"/>
    <meta:user-defined meta:name="Info 3"/>
    <meta:user-defined meta:name="Info 4"/>
  </office:meta>
</office:document-meta>
</file>